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svg:font-family="Lato"/>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1" fo:font-size="14pt" fo:language="en" fo:country="GB" style:text-underline-style="solid" style:text-underline-width="auto" style:text-underline-color="font-color" fo:font-weight="bold" style:font-size-asian="14pt" style:font-weight-asian="bold" style:font-name-complex="Times New Roman2" style:font-size-complex="14pt" style:font-weight-complex="bold"/>
    </style:style>
    <style:style style:name="P2" style:family="paragraph" style:parent-style-name="Standard">
      <style:text-properties style:font-name="Times New Roman1" fo:language="en" fo:country="GB" style:font-name-complex="Times New Roman2" style:font-weight-complex="bold"/>
    </style:style>
    <style:style style:name="P3" style:family="paragraph" style:parent-style-name="Standard">
      <style:paragraph-properties fo:text-align="justify" style:justify-single-word="false"/>
      <style:text-properties style:font-name="Times New Roman1" fo:language="en" fo:country="US" officeooo:paragraph-rsid="000bc2fa" style:font-name-complex="Times New Roman2"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bc2fa"/>
    </style:style>
    <style:style style:name="P6" style:family="paragraph" style:parent-style-name="Standard">
      <style:paragraph-properties fo:text-align="end" style:justify-single-word="false"/>
      <style:text-properties officeooo:paragraph-rsid="000bc2fa"/>
    </style:style>
    <style:style style:name="P7" style:family="paragraph" style:parent-style-name="Standard">
      <style:text-properties style:font-name="Lato" fo:font-size="10pt" officeooo:rsid="000bc2fa" officeooo:paragraph-rsid="000bc2fa" style:font-size-asian="10pt" style:font-size-complex="10pt"/>
    </style:style>
    <style:style style:name="P8" style:family="paragraph" style:parent-style-name="Standard">
      <style:paragraph-properties fo:text-align="justify" style:justify-single-word="false"/>
      <style:text-properties style:font-name="Times New Roman" fo:language="fr" fo:country="FR" officeooo:rsid="00145c4d" officeooo:paragraph-rsid="00145c4d" style:language-asian="fr" style:country-asian="FR"/>
    </style:style>
    <style:style style:name="P9" style:family="paragraph" style:parent-style-name="Standard">
      <style:text-properties officeooo:rsid="000e6254" officeooo:paragraph-rsid="000e6254"/>
    </style:style>
    <style:style style:name="P10" style:family="paragraph" style:parent-style-name="Standard">
      <style:paragraph-properties fo:text-align="justify" style:justify-single-word="false"/>
      <style:text-properties fo:language="fr" fo:country="FR" officeooo:paragraph-rsid="000e6254" style:language-asian="fr" style:country-asian="FR"/>
    </style:style>
    <style:style style:name="P11" style:family="paragraph" style:parent-style-name="Standard">
      <style:paragraph-properties fo:text-align="justify" style:justify-single-word="false"/>
      <style:text-properties fo:language="fr" fo:country="FR" officeooo:paragraph-rsid="000c367b" style:language-asian="fr" style:country-asian="FR"/>
    </style:style>
    <style:style style:name="P12" style:family="paragraph" style:parent-style-name="Standard">
      <style:paragraph-properties fo:text-align="justify" style:justify-single-word="false"/>
      <style:text-properties fo:language="fr" fo:country="FR" officeooo:paragraph-rsid="000bc2fa" style:language-asian="fr" style:country-asian="FR"/>
    </style:style>
    <style:style style:name="P13" style:family="paragraph" style:parent-style-name="Standard">
      <style:paragraph-properties fo:text-align="justify" style:justify-single-word="false"/>
      <style:text-properties fo:language="fr" fo:country="FR" officeooo:rsid="00131f46" officeooo:paragraph-rsid="00131f46" style:language-asian="fr" style:country-asian="FR"/>
    </style:style>
    <style:style style:name="P14" style:family="paragraph" style:parent-style-name="Standard">
      <style:paragraph-properties fo:text-align="end" style:justify-single-word="false"/>
      <style:text-properties officeooo:rsid="00145c4d" officeooo:paragraph-rsid="00145c4d"/>
    </style:style>
    <style:style style:name="P15" style:family="paragraph" style:parent-style-name="Standard" style:master-page-name="Standard">
      <style:paragraph-properties style:page-number="auto"/>
    </style:style>
    <style:style style:name="P16" style:family="paragraph" style:parent-style-name="Standard">
      <style:paragraph-properties fo:text-align="justify" style:justify-single-word="false" fo:break-before="page"/>
      <style:text-properties style:font-name="Times New Roman1" fo:language="en" fo:country="US" officeooo:paragraph-rsid="000bc2fa" style:font-name-complex="Times New Roman2" style:font-weight-complex="bold"/>
    </style:style>
    <style:style style:name="T1" style:family="text">
      <style:text-properties style:font-name="Times New Roman1" fo:font-size="14pt" fo:language="en" fo:country="GB" style:text-underline-style="solid" style:text-underline-width="auto" style:text-underline-color="font-color" fo:font-weight="bold" style:font-size-asian="14pt" style:font-weight-asian="bold" style:font-name-complex="Times New Roman2" style:font-size-complex="14pt" style:font-weight-complex="bold"/>
    </style:style>
    <style:style style:name="T2" style:family="text">
      <style:text-properties style:font-name="Times New Roman1" fo:font-size="14pt" fo:language="en" fo:country="GB" fo:font-weight="bold" style:font-size-asian="14pt" style:font-weight-asian="bold" style:font-name-complex="Times New Roman2" style:font-size-complex="14pt" style:font-weight-complex="bold"/>
    </style:style>
    <style:style style:name="T3" style:family="text">
      <style:text-properties style:font-name="Times New Roman1" fo:font-size="14pt" fo:language="en" fo:country="GB" fo:font-weight="bold" officeooo:rsid="00147a32" style:font-size-asian="14pt" style:font-weight-asian="bold" style:font-name-complex="Times New Roman2" style:font-size-complex="14pt" style:font-weight-complex="bold"/>
    </style:style>
    <style:style style:name="T4" style:family="text">
      <style:text-properties style:font-name="Times New Roman1" fo:language="en" fo:country="US" style:font-name-complex="Times New Roman2" style:font-weight-complex="bold"/>
    </style:style>
    <style:style style:name="T5" style:family="text">
      <style:text-properties style:font-name="Times New Roman1" fo:font-style="italic" style:font-style-asian="italic" style:font-name-complex="Times New Roman2" style:font-weight-complex="bold"/>
    </style:style>
    <style:style style:name="T6" style:family="text">
      <style:text-properties style:font-name="Times New Roman1" fo:font-style="italic" style:font-style-asian="italic" style:font-name-complex="Times New Roman2" style:font-style-complex="italic" style:font-weight-complex="bold"/>
    </style:style>
    <style:style style:name="T7" style:family="text">
      <style:text-properties style:font-name="Times New Roman1" fo:font-style="italic" fo:font-weight="normal" officeooo:rsid="000c367b" style:font-style-asian="italic" style:font-weight-asian="normal" style:font-name-complex="Times New Roman2" style:font-style-complex="italic" style:font-weight-complex="normal"/>
    </style:style>
    <style:style style:name="T8" style:family="text">
      <style:text-properties style:font-name="Times New Roman1" fo:font-style="italic" fo:font-weight="normal" officeooo:rsid="001108b1" style:font-style-asian="italic" style:font-weight-asian="normal" style:font-name-complex="Times New Roman2" style:font-style-complex="italic" style:font-weight-complex="normal"/>
    </style:style>
    <style:style style:name="T9" style:family="text">
      <style:text-properties style:font-name="Times New Roman1" style:font-name-complex="Times New Roman2" style:font-weight-complex="bold"/>
    </style:style>
    <style:style style:name="T10" style:family="text">
      <style:text-properties style:font-name="Times New Roman1" officeooo:rsid="000e6254" style:font-name-complex="Times New Roman2" style:font-weight-complex="bold"/>
    </style:style>
    <style:style style:name="T11" style:family="text">
      <style:text-properties style:font-name="Times New Roman1" officeooo:rsid="00131f46" style:font-name-complex="Times New Roman2" style:font-weight-complex="bold"/>
    </style:style>
    <style:style style:name="T12" style:family="text">
      <style:text-properties style:font-name="Times New Roman1" officeooo:rsid="001108b1" style:font-name-complex="Times New Roman2" style:font-weight-complex="bold"/>
    </style:style>
    <style:style style:name="T13" style:family="text">
      <style:text-properties style:font-name="Times New Roman1" officeooo:rsid="000f5e35" style:font-name-complex="Times New Roman2" style:font-weight-complex="bold"/>
    </style:style>
    <style:style style:name="T14" style:family="text">
      <style:text-properties style:font-name="Times New Roman1" officeooo:rsid="000c367b" style:font-name-complex="Times New Roman2" style:font-weight-complex="bold"/>
    </style:style>
    <style:style style:name="T15" style:family="text">
      <style:text-properties style:font-name="Times New Roman1" officeooo:rsid="00145c4d" style:font-name-complex="Times New Roman2" style:font-weight-complex="bold"/>
    </style:style>
    <style:style style:name="T16" style:family="text">
      <style:text-properties style:font-name="Times New Roman1" fo:font-size="12pt" officeooo:rsid="0012402f" style:font-name-asian="F" style:font-size-asian="12pt" style:font-name-complex="Times New Roman2" style:font-size-complex="12pt" style:font-weight-complex="bold"/>
    </style:style>
    <style:style style:name="T17" style:family="text">
      <style:text-properties style:font-name="Times New Roman1" fo:font-size="12pt" officeooo:rsid="00131f46" style:font-name-asian="F" style:font-size-asian="12pt" style:font-name-complex="Times New Roman2" style:font-size-complex="12pt" style:font-weight-complex="bold"/>
    </style:style>
    <style:style style:name="T18" style:family="text">
      <style:text-properties style:font-name="Times New Roman1" fo:font-size="12pt" officeooo:rsid="000c367b" style:font-name-asian="F" style:font-size-asian="12pt" style:font-name-complex="Times New Roman2" style:font-size-complex="12pt" style:font-weight-complex="bold"/>
    </style:style>
    <style:style style:name="T19" style:family="text">
      <style:text-properties style:font-name="Times New Roman1" fo:font-size="12pt" officeooo:rsid="001108b1" style:font-name-asian="F" style:font-size-asian="12pt" style:font-name-complex="Times New Roman2" style:font-size-complex="12pt" style:font-weight-complex="bold"/>
    </style:style>
    <style:style style:name="T20" style:family="text">
      <style:text-properties style:font-name="Times New Roman1" fo:font-size="12pt" officeooo:rsid="000f5e35" style:font-name-asian="F" style:font-size-asian="12pt" style:font-name-complex="Times New Roman2" style:font-size-complex="12pt" style:font-weight-complex="bold"/>
    </style:style>
    <style:style style:name="T21" style:family="text">
      <style:text-properties style:font-name="Times New Roman1" fo:font-size="12pt" fo:font-style="normal" fo:font-weight="normal" officeooo:rsid="001108b1" style:font-name-asian="F" style:font-size-asian="12pt" style:font-style-asian="normal" style:font-weight-asian="normal" style:font-name-complex="Times New Roman2" style:font-size-complex="12pt" style:font-style-complex="normal" style:font-weight-complex="normal"/>
    </style:style>
    <style:style style:name="T22" style:family="text">
      <style:text-properties style:font-name="Times New Roman1" fo:font-size="12pt" fo:font-style="normal" fo:font-weight="normal" officeooo:rsid="000c367b" style:font-name-asian="F" style:font-size-asian="12pt" style:font-style-asian="normal" style:font-weight-asian="normal" style:font-name-complex="Times New Roman2" style:font-size-complex="12pt" style:font-style-complex="normal" style:font-weight-complex="normal"/>
    </style:style>
    <style:style style:name="T23" style:family="text">
      <style:text-properties style:font-name="Times New Roman1" fo:font-size="12pt" fo:font-style="normal" fo:font-weight="normal" officeooo:rsid="00117109" style:font-name-asian="F" style:font-size-asian="12pt" style:font-style-asian="normal" style:font-weight-asian="normal" style:font-name-complex="Times New Roman2" style:font-size-complex="12pt" style:font-style-complex="normal" style:font-weight-complex="normal"/>
    </style:style>
    <style:style style:name="T24" style:family="text">
      <style:text-properties style:font-name="Times New Roman1" fo:font-style="normal" fo:font-weight="normal" officeooo:rsid="001108b1" style:font-style-asian="normal" style:font-weight-asian="normal" style:font-name-complex="Times New Roman2" style:font-style-complex="normal" style:font-weight-complex="normal"/>
    </style:style>
    <style:style style:name="T25" style:family="text">
      <style:text-properties style:font-name="Times New Roman1" fo:font-style="normal" fo:font-weight="normal" officeooo:rsid="000c367b" style:font-style-asian="normal" style:font-weight-asian="normal" style:font-name-complex="Times New Roman2" style:font-style-complex="normal" style:font-weight-complex="normal"/>
    </style:style>
    <style:style style:name="T26" style:family="text">
      <style:text-properties style:font-name="Times New Roman1" fo:font-style="normal" fo:font-weight="normal" officeooo:rsid="00117109" style:font-style-asian="normal" style:font-weight-asian="normal" style:font-name-complex="Times New Roman2" style:font-style-complex="normal" style:font-weight-complex="normal"/>
    </style:style>
    <style:style style:name="T27" style:family="text">
      <style:text-properties style:font-name="Times New Roman1" fo:font-style="normal" style:font-style-asian="normal" style:font-name-complex="Times New Roman2" style:font-style-complex="normal" style:font-weight-complex="bold"/>
    </style:style>
    <style:style style:name="T28" style:family="text">
      <style:text-properties style:font-name="Times New Roman" fo:font-size="12pt" officeooo:rsid="000bc2fa" style:font-size-asian="12pt" style:font-size-complex="12pt"/>
    </style:style>
    <style:style style:name="T29" style:family="text">
      <style:text-properties style:font-name="Times New Roman" fo:font-size="12pt" officeooo:rsid="000e6254" style:font-size-asian="12pt" style:font-size-complex="12pt"/>
    </style:style>
    <style:style style:name="T30" style:family="text">
      <style:text-properties style:font-name="Times New Roman" fo:font-size="12pt" officeooo:rsid="000c367b" style:font-size-asian="12pt" style:font-size-complex="12pt"/>
    </style:style>
    <style:style style:name="T31" style:family="text">
      <style:text-properties style:font-name="Times New Roman" fo:font-size="12pt" officeooo:rsid="000e8c99" style:font-size-asian="12pt" style:font-size-complex="12pt"/>
    </style:style>
    <style:style style:name="T32" style:family="text">
      <style:text-properties style:font-name="Times New Roman" fo:font-size="12pt" officeooo:rsid="000e6254" style:font-name-asian="F" style:font-size-asian="12pt" style:font-size-complex="12pt"/>
    </style:style>
    <style:style style:name="T33" style:family="text">
      <style:text-properties style:font-name="Times New Roman" fo:font-size="12pt" officeooo:rsid="000e8c99" style:font-name-asian="F"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Texte 1</text:span></text:p>
      <text:p text:style-name="P1"/>
      <text:p text:style-name="Standard"><text:span text:style-name="T2">The President’s priorities</text:span></text:p>
      <text:p text:style-name="P9"><text:span text:style-name="T2">Les priorités d</text:span><text:span text:style-name="T3">u nouveau</text:span><text:span text:style-name="T2"> Président</text:span></text:p>
      <text:p text:style-name="P2"/>
      <text:p text:style-name="P4"><text:span text:style-name="T4">From tackling the pandemic to reviving the economy, Joe Biden has a lot of work to do. The year ahead <text:s/>in America will be a big improvement on its awful predecessor. The country was wracked by such a series of scandals and disasters in 2020 that, by the time voters limped to the polls, Donald Trump’s impeachment trial ten months’ earlier barely warranted a mention.</text:span></text:p>
      <text:p text:style-name="P4"/>
      <text:p text:style-name="P10"><text:span text:style-name="T28">Le président Joe Biden a </text:span><text:span text:style-name="T32">fort</text:span><text:span text:style-name="T28"> à faire, aussi bien pour endiguer la pandémie que pour remettre l'économie sur pied. </text:span><text:span text:style-name="T29">C</text:span><text:span text:style-name="T28">omparé</text:span><text:span text:style-name="T29">e</text:span><text:span text:style-name="T28"> à </text:span><text:span text:style-name="T32">la terrible année qui vient de s'écouler, l</text:span><text:span text:style-name="T28">'année à venir</text:span><text:span text:style-name="T29"> ne pourra être qu'infiniment</text:span><text:span text:style-name="T28"> </text:span><text:span text:style-name="T29">meilleure</text:span><text:span text:style-name="T28"> pour l'Amérique. Le pays a</text:span><text:span text:style-name="T31"> </text:span><text:span text:style-name="T28">tellement été secoué</text:span><text:span text:style-name="T31">e</text:span><text:span text:style-name="T28"> par une série de scandales en 2020 que, </text:span><text:span text:style-name="T33">lorsque</text:span><text:span text:style-name="T28"> les </text:span><text:span text:style-name="T31">é</text:span><text:span text:style-name="T28">lecteurs </text:span><text:span text:style-name="T33">se sont tant bien que mal rendus aux urnes</text:span><text:span text:style-name="T28">, </text:span><text:span text:style-name="T30">le procès </text:span><text:span text:style-name="T33">en</text:span><text:span text:style-name="T30"> destitution de Donald Trump </text:span><text:span text:style-name="T31">seulement </text:span><text:span text:style-name="T30">dix mois plus tôt </text:span><text:span text:style-name="T33">ne faisait presque plus parler de lui.</text:span></text:p>
      <text:p text:style-name="P7"/>
      <text:p text:style-name="P7"/>
      <text:p text:style-name="P7"/>
      <text:p text:style-name="P5"><text:span text:style-name="T4">A quarter of a million Americans were dead of Covid-19. Over 10 million jobs had been lost. The racial grievances highlighted by the Black Lives Matter protests – some of the biggest in American History – had been inflamed by the president’s race-baiting on the trail. Mr Trump’s refusal to accept the election result then put even the country’s democracy in doubt. Many of those problems will carry others into 2021.</text:span></text:p>
      <text:p text:style-name="P5"><text:span text:style-name="T4"/></text:p>
      <text:p text:style-name="P11"><text:span text:style-name="T12">A</text:span><text:span text:style-name="T13">u moment de l'élection, p</text:span><text:span text:style-name="T14">rès de 250 000 américains </text:span><text:span text:style-name="T18">étaient</text:span><text:span text:style-name="T14"> décédés de la Covid-19. Plus de 10 millions d'emplois avaient été </text:span><text:span text:style-name="T19">perdus</text:span><text:span text:style-name="T14">. Les </text:span><text:span text:style-name="T20">tensions</text:span><text:span text:style-name="T14"> raciales mises en lumière par le mouvement </text:span><text:span text:style-name="T7">Black Lives Matter</text:span><text:span text:style-name="T8"> </text:span><text:span text:style-name="T24">(</text:span><text:span text:style-name="T25">faisant partie des plus important de l'histoire américaine</text:span><text:span text:style-name="T24">)</text:span><text:span text:style-name="T25"> avaient été enflammés par les propos </text:span><text:span text:style-name="T24">délibérément </text:span><text:span text:style-name="T25">raci</text:span><text:span text:style-name="T21">stes</text:span><text:span text:style-name="T25"> du président</text:span><text:span text:style-name="T24"> en campagne</text:span><text:span text:style-name="T25">. Le rejet des résultats des élections par Donald Trump </text:span><text:span text:style-name="T22">remîrent même en </text:span><text:span text:style-name="T23">question</text:span><text:span text:style-name="T25"> l</text:span><text:span text:style-name="T26">e système</text:span><text:span text:style-name="T25"> démocrati</text:span><text:span text:style-name="T26">qu</text:span><text:span text:style-name="T25">e du pays. Beaucoup de ces problèmes en soulèveront d'autres en 2021.</text:span></text:p>
      <text:p text:style-name="P3"/>
      <text:p text:style-name="P3"/>
      <text:p text:style-name="P3"/>
      <text:p text:style-name="P5"><text:span text:style-name="T4">The economy will be shaky as long as the virus remains rampant. The mistrust of the electoral process that Mr Trump has encouraged among his supporters will be long-lasting. Yet the simple fact of his ejection from the White House – after he became the fourth president in a century to fail to won a second term - has transformed America’s prospects of managing its troubles.</text:span></text:p>
      <text:p text:style-name="P3"/>
      <text:p text:style-name="P10"><text:span text:style-name="T10">L'économie restera vascillante aussi longtemps </text:span><text:span text:style-name="T16">tant que la pandémie ne sera pas maîtrisée</text:span><text:span text:style-name="T10">. Le manque de confiance dans le système électoral </text:span><text:span text:style-name="T17">alimenté par</text:span><text:span text:style-name="T10"> Donald Trump </text:span><text:span text:style-name="T17">chez</text:span><text:span text:style-name="T10"> ses partisans </text:span><text:span text:style-name="T17">est durablement installé</text:span><text:span text:style-name="T10">. Cependant, le simple </text:span><text:span text:style-name="T11">qu'il ait dû quitter</text:span><text:span text:style-name="T10"> la Maison Blanche, deven</text:span><text:span text:style-name="T17">ant ainsi</text:span><text:span text:style-name="T10"> le quatrième président à ne pas être élu pour un second mandat </text:span><text:span text:style-name="T17">au cours des cent dernières années</text:span><text:span text:style-name="T10">, a transformé les perspectives de gestion de crise de l'Amérique.</text:span></text:p>
      <text:p text:style-name="P3"/>
      <text:p text:style-name="P3"/>
      <text:p text:style-name="P3"/>
      <text:p text:style-name="P16"/>
      <text:p text:style-name="P5"><text:span text:style-name="T4">In Joe Biden, America will have a competent president who respects expertise and is committed to bringing people together. Mr Biden will signal this in an opening flurry of executive actions. He will cancel America’s withdrawal from the World Health Organisation, rejoin the Paris Climate Agreement and reinstate the Obama’s administration’s protections for illegal immigrants brought to America as children.</text:span></text:p>
      <text:p text:style-name="P5"><text:span text:style-name="T4"/></text:p>
      <text:p text:style-name="P5"><text:span text:style-name="T4"/></text:p>
      <text:p text:style-name="P13"><text:span text:style-name="T9">Avec Joe Biden, les Etats-Unis auront un président qualifié, respectueux de l'avis des spécialistes et soucieux de rassembler les citoyens.Le nouveau président tiendra d'emblée à marquer la différence</text:span><text:span text:style-name="T15"> en prenant toute une série de décrets présidentiels. Il annulera le retrait américain de l'Organisation Mondiale de la Santé, rejoindra l'accord de Paris sur le climat et rétablira les mesures instaurées sous Obama en faveur des immigrés arrivés illégalement sur le territoire quand ils étaient enfants.</text:span></text:p>
      <text:p text:style-name="P5"><text:span text:style-name="T4"/></text:p>
      <text:p text:style-name="P5"><text:span text:style-name="T4"/></text:p>
      <text:p text:style-name="P3"/>
      <text:p text:style-name="P5"><text:span text:style-name="T4">Mr Biden will end his predecessor’s policy of separating illegal child migrants from their parents. He will issue a national mask mandate. His administration will also take rapid steps to rebuild America’s Trump-bruised institutions. It will restore credible scientists to the Environmental Protection Agency and reintroduce fire-walls to protect the Independence of the Department of Justice.</text:span></text:p>
      <text:p text:style-name="P5"><text:span text:style-name="T4"/></text:p>
      <text:p text:style-name="P8">M. Biden mettra fin à la politique de son prédécesseur concernant la séparation des enfants de migrants clandestins de leurs parents. Il prendra des mesures nationales en faveur du port du masque. C'est sans attendre que son gouvernement entreprendra de reconstruire des institutions américaines malmenées par son prédécesseur. Il fera revenir des scientifiques au profil solide au sein de l'Agence de Protection de l'Environnement et rebâtira les remparts nécessaires pour garantir l'indépendance du Ministère de la Justice.</text:p>
      <text:p text:style-name="P12"/>
      <text:p text:style-name="P3"/>
      <text:p text:style-name="P6"><text:span text:style-name="T5">The Economist</text:span><text:span text:style-name="T9">, January 2021</text:span></text:p>
      <text:p text:style-name="P14"><text:span text:style-name="T9">Traduit de </text:span><text:span text:style-name="T6">The Economist,</text:span><text:span text:style-name="T27"> Janvier 2021</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svg:font-family="Lato"/>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font-size="12pt" style:font-name-asian="F" style:font-family-generic-asian="system" style:font-pitch-asian="variable" style:font-size-asian="12pt" style:language-asian="fr" style:country-asian="FR"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aroline Blois</meta:initial-creator>
    <meta:editing-cycles>9</meta:editing-cycles>
    <meta:creation-date>2021-09-29T08:18:00</meta:creation-date>
    <dc:date>2021-10-07T15:15:54.548837299</dc:date>
    <meta:editing-duration>PT27M21S</meta:editing-duration>
    <meta:generator>LibreOffice/6.4.7.2$Linux_X86_64 LibreOffice_project/40$Build-2</meta:generator>
    <meta:document-statistic meta:table-count="0" meta:image-count="0" meta:object-count="0" meta:page-count="2" meta:paragraph-count="15" meta:word-count="722" meta:character-count="4582" meta:non-whitespace-character-count="38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